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2.1" table:style-name="ta1" table:print-ranges="A1:AF5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
            <text:p>Order</text:p>
          </table:table-cell>
          <table:table-cell table:style-name="ce8" office:value-type="string" office:string-value="Order. Details">
            <text:p>Order. Details</text:p>
          </table:table-cell>
          <table:table-cell table:style-name="ce8" office:value-type="string" office:string-value=""/>
          <table:table-cell table:style-name="ce8" office:value-type="string" office:string-value="Order">
            <text:p>Or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text:p>Purchase Order</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order goods and services.">
            <text:p>A document used to order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UBL Version Identifier. Identifier">
            <text:p>Order. UBL Vers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Customization Identifier. Identifier">
            <text:p>Order. Customizat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Profile Identifier. Identifier">
            <text:p>Order. Profile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Profile Execution Identifier. Identifier">
            <text:p>Order. Profile Execution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Identifier">
            <text:p>Ord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Purchase Order Number, Order Number">
            <text:p>Purchase Order Number, Order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22">
            <text:p>1022</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Sales_ Order Identifier. Identifier">
            <text:p>Order. Sales_ Order Identifier.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assigned by the seller.">
            <text:p>An identifier for the Order, assign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Copy_ Indicator. Indicator">
            <text:p>Order. Copy_ Indicator. Indicator</text:p>
          </table:table-cell>
          <table:table-cell table:style-name="ce9" office:value-type="string" office:string-value=""/>
          <table:table-cell table:style-name="ce9" office:value-type="string" office:string-value="Order">
            <text:p>Order</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 made mandatory">
            <text:p>Change from Previous Version: Changed property term +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UUID. Identifier">
            <text:p>Order. UUID. Identifier</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and changed from GUID to UUID">
            <text:p>Change from Previous Version: Changed property term and changed from GUID to UUID</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Issue Date. Date">
            <text:p>Order. Issue Date. Dat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Order Date">
            <text:p>Order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011">
            <text:p>2011</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Issue Time. Time">
            <text:p>Order. Issue Time. Tim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011">
            <text:p>2011</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OrderTypeCode">
            <text:p>OrderTypeCode</text:p>
          </table:table-cell>
          <table:table-cell table:style-name="ce9" office:value-type="string" office:string-value="Order. Order Type Code. Code">
            <text:p>Order. Order Type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Order Type">
            <text:p>Order Type</text:p>
          </table:table-cell>
          <table:table-cell table:style-name="ce9" office:value-type="string" office:string-value="Code">
            <text:p>Code</text:p>
          </table:table-cell>
          <table:table-cell table:style-name="ce11" office:value-type="string" table:formula="of:=IF([.F13]&lt;&gt;&quot;&quot;;CONCATENATE([.F13];&quot; &quot;;[.G13]);[.G13])" office:string-value="Order Type Code">
            <text:p>Order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Order.">
            <text:p>A code signifying the type of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Note. Text">
            <text:p>Order. Note.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9" office:value-type="string" office:string-value="Order. Requested Invoice_ Currency Code. Code">
            <text:p>Order. Requested Invoice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Requested Invoice">
            <text:p>Requested Invoic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amount totals in Invoices related to this Order.">
            <text:p>A code signifying the currency requested for amount totals in Invoices related to this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text:p>Change from Previous Version: Changed property term</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Order. Document_ Currency Code. Code">
            <text:p>Order. Document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 made mandatory">
            <text:p>Change from Previous Version: Changed property term +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Order. Pricing_ Currency Code. Code">
            <text:p>Order. Pricing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all prices in the Order.">
            <text:p>A code signifying the currency used for all prices in the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property term">
            <text:p>Change from Previous Version: Changed property term</text:p>
          </table:table-cell>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9" office:value-type="string" office:string-value="Order. Tax_ Currency Code. Code">
            <text:p>Order. Tax_ Currency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tax amounts in Invoices related to this Order.">
            <text:p>A code signifying the currency requested for tax amounts in Invoices related to this Or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9" office:value-type="string" office:string-value="Order. Customer_ Reference. Text">
            <text:p>Order. Customer_ Reference.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19]&lt;&gt;&quot;&quot;;CONCATENATE([.F19];&quot; &quot;;[.G19]);[.G19])"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for the Order.">
            <text:p>A supplementary reference for the Or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Order. Accounting Cost Code. Code">
            <text:p>Order. Accounting Cost Code. Code</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as a whole.">
            <text:p>The buyer's accounting code, applied to the Order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Order. Accounting Cost. Text">
            <text:p>Order. Accounting Cost. Text</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st centre, applied to the Order as a whole, expressed as text.">
            <text:p>The buyer's accounting cost centre, applied to the Order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In definition (cell Q19), change The Buyer s accounting code applied to the Order as a whole, expressed as text. to The Buyer s accounting cost centre applied to the Order as a whole, expressed as text. ">
            <text:p>Changes for UBL 2.0 Update Package: In definition (cell Q19), change <text:s/>The Buyer s accounting code applied to the Order as a whole, expressed as text. <text:s/>to <text:s/>The Buyer s accounting cost centre applied to the Order as a whole, expressed as text. </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Order. Line Count. Numeric">
            <text:p>Order. Line Count. Numeric</text:p>
          </table:table-cell>
          <table:table-cell table:style-name="ce9" office:value-type="string" office:string-value=""/>
          <table:table-cell table:style-name="ce9" office:value-type="string" office:string-value="Order">
            <text:p>Order</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Lines in the document.">
            <text:p>The number of Order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ValidityPeriod">
            <text:p>ValidityPeriod</text:p>
          </table:table-cell>
          <table:table-cell office:value-type="string" table:style-name="ce10" office:string-value="Order. Validity_ Period. Period">
            <text:p>Order. Validity_ Period. Period</text:p>
          </table:table-cell>
          <table:table-cell table:style-name="ce10" office:value-type="string" office:string-value=""/>
          <table:table-cell office:value-type="string" table:style-name="ce10" office:string-value="Order">
            <text:p>Order</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period for which the Order is valid.">
            <text:p>The period for which the Order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QuotationDocumentReference">
            <text:p>QuotationDocumentReference</text:p>
          </table:table-cell>
          <table:table-cell office:value-type="string" table:style-name="ce10" office:string-value="Order. Quotation_ Document Reference. Document Reference">
            <text:p>Order. Quotation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formula="of:=[.M24]"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Quotation.">
            <text:p>A reference to a Quotation.</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OrderDocumentReference">
            <text:p>OrderDocumentReference</text:p>
          </table:table-cell>
          <table:table-cell office:value-type="string" table:style-name="ce10" office:string-value="Order. Order_ Document Reference. Document Reference">
            <text:p>Order. Order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der">
            <text:p>Order</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other Order.">
            <text:p>A reference to another Ord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iginatorDocumentReference">
            <text:p>OriginatorDocumentReference</text:p>
          </table:table-cell>
          <table:table-cell office:value-type="string" table:style-name="ce10" office:string-value="Order. Originator_ Document Reference. Document Reference">
            <text:p>Order. Originator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CatalogueReference">
            <text:p>CatalogueReference</text:p>
          </table:table-cell>
          <table:table-cell office:value-type="string" table:style-name="ce10" office:string-value="Order. Catalogue Reference">
            <text:p>Order. Catalogue Referenc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Catalogue Reference">
            <text:p>Catalogue Reference</text:p>
          </table:table-cell>
          <table:table-cell office:value-type="string" table:style-name="ce10"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atalogue Reference">
            <text:p>Catalogue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Catalogue on which this Order is based.">
            <text:p>A reference to the Catalogue on which this Order is bas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AdditionalDocumentReference">
            <text:p>AdditionalDocumentReference</text:p>
          </table:table-cell>
          <table:table-cell office:value-type="string" table:style-name="ce10" office:string-value="Order. Additional_ Document Reference. Document Reference">
            <text:p>Order. Additional_ Document Reference. Document Reference</text:p>
          </table:table-cell>
          <table:table-cell table:style-name="ce10" office:value-type="string" office:string-value=""/>
          <table:table-cell office:value-type="string" table:style-name="ce10" office:string-value="Order">
            <text:p>Order</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Contract">
            <text:p>Contract</text:p>
          </table:table-cell>
          <table:table-cell office:value-type="string" table:style-name="ce10" office:string-value="Order. Contract">
            <text:p>Order. Contract</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s associated with this Order.">
            <text:p>A contracts associated with this Ord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ProjectReference">
            <text:p>ProjectReference</text:p>
          </table:table-cell>
          <table:table-cell office:value-type="string" table:style-name="ce10" office:string-value="Order. Project Reference">
            <text:p>Order. Project Referenc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0]" office:value-type="string" table:style-name="ce10" office:string-value="Project Reference">
            <text:p>Project Reference</text:p>
          </table:table-cell>
          <table:table-cell office:value-type="string" table:style-name="ce10" office:string-value="Project Reference">
            <text:p>Projec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roject Reference">
            <text:p>Projec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oject with which this Order is associated.">
            <text:p>A project with which this Order is associa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ignature">
            <text:p>Signature</text:p>
          </table:table-cell>
          <table:table-cell office:value-type="string" table:style-name="ce10" office:string-value="Order. Signature">
            <text:p>Order. Signatur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BuyerCustomerParty">
            <text:p>BuyerCustomerParty</text:p>
          </table:table-cell>
          <table:table-cell office:value-type="string" table:style-name="ce10" office:string-value="Order. Buyer_ Customer Party. Customer Party">
            <text:p>Order. Buyer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SellerSupplierParty">
            <text:p>SellerSupplierParty</text:p>
          </table:table-cell>
          <table:table-cell office:value-type="string" table:style-name="ce10" office:string-value="Order. Seller_ Supplier Party. Supplier Party">
            <text:p>Order. Seller_ Supplier Party. Suppli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3]"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OriginatorCustomerParty">
            <text:p>OriginatorCustomerParty</text:p>
          </table:table-cell>
          <table:table-cell office:value-type="string" table:style-name="ce10" office:string-value="Order. Originator_ Customer Party. Customer Party">
            <text:p>Order. Originator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FreightForwarderParty">
            <text:p>FreightForwarderParty</text:p>
          </table:table-cell>
          <table:table-cell office:value-type="string" table:style-name="ce10" office:string-value="Order. Freight Forwarder_ Party. Party">
            <text:p>Order. Freight Forwarder_ Party.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5]"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office:value-type="string" table:style-name="ce10" office:string-value="Carrier">
            <text:p>Carrier</text:p>
          </table:table-cell>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CustomerParty">
            <text:p>AccountingCustomerParty</text:p>
          </table:table-cell>
          <table:table-cell office:value-type="string" table:style-name="ce10" office:string-value="Order. Accounting_ Customer Party. Customer Party">
            <text:p>Order. Accounting_ Customer Party. Customer Party</text:p>
          </table:table-cell>
          <table:table-cell table:style-name="ce10" office:value-type="string" office:string-value=""/>
          <table:table-cell office:value-type="string" table:style-name="ce10" office:string-value="Order">
            <text:p>Order</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Delivery">
            <text:p>Delivery</text:p>
          </table:table-cell>
          <table:table-cell office:value-type="string" table:style-name="ce10" office:string-value="Order. Delivery">
            <text:p>Order. Delivery</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DeliveryTerms">
            <text:p>DeliveryTerms</text:p>
          </table:table-cell>
          <table:table-cell office:value-type="string" table:style-name="ce10" office:string-value="Order. Delivery Terms">
            <text:p>Order. Delivery Term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aymentMeans">
            <text:p>PaymentMeans</text:p>
          </table:table-cell>
          <table:table-cell office:value-type="string" table:style-name="ce10" office:string-value="Order. Payment Means">
            <text:p>Order. Payment Mean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PaymentTerms">
            <text:p>PaymentTerms</text:p>
          </table:table-cell>
          <table:table-cell office:value-type="string" table:style-name="ce10" office:string-value="Order. Payment Terms">
            <text:p>Order. Payment Term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ransactionConditions">
            <text:p>TransactionConditions</text:p>
          </table:table-cell>
          <table:table-cell office:value-type="string" table:style-name="ce10" office:string-value="Order. Transaction Conditions">
            <text:p>Order. Transaction Conditions</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office:value-type="string" table:style-name="ce10" office:string-value="Sales condition, procurement condition">
            <text:p>Sales condition, procurement condition</text:p>
          </table:table-cell>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pecification of purchasing or sales conditions applying to the whole Order.">
            <text:p>A specification of purchasing or sales conditions applying to the whole Ord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AllowanceCharge">
            <text:p>AllowanceCharge</text:p>
          </table:table-cell>
          <table:table-cell office:value-type="string" table:style-name="ce10" office:string-value="Order. Allowance Charge">
            <text:p>Order. Allowance Charg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TaxExchangeRate">
            <text:p>TaxExchangeRate</text:p>
          </table:table-cell>
          <table:table-cell office:value-type="string" table:style-name="ce10" office:string-value="Order. Tax_ Exchange Rate. Exchange Rate">
            <text:p>Order. Tax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ricingExchangeRate">
            <text:p>PricingExchangeRate</text:p>
          </table:table-cell>
          <table:table-cell office:value-type="string" table:style-name="ce10" office:string-value="Order. Pricing_ Exchange Rate. Exchange Rate">
            <text:p>Order. Pricing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aymentExchangeRate">
            <text:p>PaymentExchangeRate</text:p>
          </table:table-cell>
          <table:table-cell office:value-type="string" table:style-name="ce10" office:string-value="Order. Payment_ Exchange Rate. Exchange Rate">
            <text:p>Order. Payment_ Exchange Rate. Exchange Rate</text:p>
          </table:table-cell>
          <table:table-cell table:style-name="ce10" office:value-type="string" office:string-value=""/>
          <table:table-cell office:value-type="string" table:style-name="ce10" office:string-value="Order">
            <text:p>Order</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DestinationCountry">
            <text:p>DestinationCountry</text:p>
          </table:table-cell>
          <table:table-cell office:value-type="string" table:style-name="ce10" office:string-value="Order. Destination_ Country. Country">
            <text:p>Order. Destination_ Country. Country</text:p>
          </table:table-cell>
          <table:table-cell table:style-name="ce10" office:value-type="string" office:string-value=""/>
          <table:table-cell office:value-type="string" table:style-name="ce10" office:string-value="Order">
            <text:p>Order</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46]"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TaxTotal">
            <text:p>TaxTotal</text:p>
          </table:table-cell>
          <table:table-cell office:value-type="string" table:style-name="ce10" office:string-value="Order. Tax Total">
            <text:p>Order. Tax Total</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AnticipatedMonetaryTotal">
            <text:p>AnticipatedMonetaryTotal</text:p>
          </table:table-cell>
          <table:table-cell office:value-type="string" table:style-name="ce10" office:string-value="Order. Anticipated_ Monetary Total. Monetary Total">
            <text:p>Order. Anticipated_ Monetary Total. Monetary Total</text:p>
          </table:table-cell>
          <table:table-cell table:style-name="ce10" office:value-type="string" office:string-value=""/>
          <table:table-cell office:value-type="string" table:style-name="ce10" office:string-value="Order">
            <text:p>Order</text:p>
          </table:table-cell>
          <table:table-cell office:value-type="string" table:style-name="ce10" office:string-value="Anticipated">
            <text:p>Anticipated</text:p>
          </table:table-cell>
          <table:table-cell table:style-name="ce10" office:value-type="string" office:string-value=""/>
          <table:table-cell table:style-name="ce10" office:value-type="string" office:string-value=""/>
          <table:table-cell table:formula="of:=[.M48]"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otal amount for the Order anticipated by the buyer.">
            <text:p>The total amount for the Order anticipated by 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OrderLine">
            <text:p>OrderLine</text:p>
          </table:table-cell>
          <table:table-cell office:value-type="string" table:style-name="ce10" office:string-value="Order. Order Line">
            <text:p>Order. Order Line</text:p>
          </table:table-cell>
          <table:table-cell table:style-name="ce10" office:value-type="string" office:string-value=""/>
          <table:table-cell office:value-type="string" table:style-name="ce10" office:string-value="Order">
            <text:p>Order</text:p>
          </table:table-cell>
          <table:table-cell table:style-name="ce10" office:value-type="string" office:string-value=""/>
          <table:table-cell table:style-name="ce10" office:value-type="string" office:string-value=""/>
          <table:table-cell table:style-name="ce10" office:value-type="string" office:string-value=""/>
          <table:table-cell table:formula="of:=[.M49]"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associated with a line in the Catalogue and specifying a kind of item being ordered.">
            <text:p>A line associated with a line in the Catalogue and specifying a kind of item being order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